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4D000000F42E09C887D21D9B86.png" manifest:media-type="image/png"/>
  <manifest:file-entry manifest:full-path="Pictures/1000020100000139000000FA5B0EC017AEEBD52C.png" manifest:media-type="image/png"/>
  <manifest:file-entry manifest:full-path="Pictures/10000201000000C3000000B30C41BC1C4B8330EF.png" manifest:media-type="image/png"/>
  <manifest:file-entry manifest:full-path="Pictures/1000020100000138000000F9C7CCDE10E5AFA043.png" manifest:media-type="image/png"/>
  <manifest:file-entry manifest:full-path="Pictures/100002010000010C0000010C45AF2731A76A6F25.png" manifest:media-type="image/png"/>
  <manifest:file-entry manifest:full-path="Pictures/100002010000019300000131E3BD2B048FD6EFA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8.75cm" fo:min-width="27.2cm"/>
    </style:style>
    <style:style style:name="gr2" style:family="graphic" style:parent-style-name="standard">
      <style:graphic-properties svg:stroke-width="0.081cm" draw:marker-start-width="0.321cm" draw:marker-end-width="0.321cm" draw:fill-color="#ffffff" draw:textarea-horizontal-align="justify" draw:textarea-vertical-align="middle" draw:auto-grow-height="false" fo:min-height="7.95cm" fo:min-width="8.4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draw:marker-start-width="0.321cm" draw:marker-end-width="0.321cm" draw:fill-color="#ffffff" draw:textarea-horizontal-align="justify" draw:textarea-vertical-align="middle" draw:auto-grow-height="false" fo:min-height="9.08cm" fo:min-width="8.32cm" fo:padding-top="0.165cm" fo:padding-bottom="0.165cm" fo:padding-left="0.29cm" fo:padding-right="0.29cm"/>
    </style:style>
    <style:style style:name="gr4" style:family="graphic" style:parent-style-name="standard">
      <style:graphic-properties draw:textarea-horizontal-align="justify" draw:textarea-vertical-align="middle" draw:auto-grow-height="false" fo:min-height="0.018cm" fo:min-width="0.086cm"/>
    </style:style>
    <style:style style:name="gr5" style:family="graphic" style:parent-style-name="standard">
      <style:graphic-properties draw:textarea-horizontal-align="justify" draw:textarea-vertical-align="middle" draw:auto-grow-height="false" fo:min-height="0.017cm" fo:min-width="0.086cm"/>
    </style:style>
    <style:style style:name="gr6" style:family="graphic" style:parent-style-name="standard">
      <style:graphic-properties draw:textarea-horizontal-align="justify" draw:textarea-vertical-align="middle" draw:auto-grow-height="false" fo:min-height="0.016cm" fo:min-width="0.086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1.641cm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1.64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fill-color="#eeeeee" draw:textarea-horizontal-align="justify" draw:textarea-vertical-align="middle" draw:auto-grow-height="false" fo:min-height="0.742cm" fo:min-width="1.492cm" draw:shadow="visible"/>
    </style:style>
    <style:style style:name="gr12" style:family="graphic" style:parent-style-name="standard">
      <style:graphic-properties draw:fill-color="#eeeeee" draw:textarea-horizontal-align="justify" draw:textarea-vertical-align="middle" draw:auto-grow-height="false" fo:min-height="0.742cm" fo:min-width="1.493cm" draw:shadow="visible"/>
    </style:style>
    <style:style style:name="gr13" style:family="graphic" style:parent-style-name="standard">
      <style:graphic-properties draw:fill-color="#eeeeee" draw:textarea-horizontal-align="justify" draw:textarea-vertical-align="middle" draw:auto-grow-height="false" fo:min-height="0.99cm" fo:min-width="0.906cm" draw:shadow="visible"/>
    </style:style>
    <style:style style:name="gr14" style:family="graphic" style:parent-style-name="standard">
      <style:graphic-properties draw:fill-color="#eeeeee" draw:textarea-horizontal-align="justify" draw:textarea-vertical-align="middle" draw:auto-grow-height="false" fo:min-height="0.99cm" fo:min-width="0.904cm" draw:shadow="visible"/>
    </style:style>
    <style:style style:name="gr15" style:family="graphic" style:parent-style-name="standard">
      <style:graphic-properties svg:stroke-width="0.081cm" draw:marker-start-width="0.321cm" draw:marker-end-width="0.321cm" draw:fill-color="#ffffff" draw:textarea-horizontal-align="justify" draw:textarea-vertical-align="middle" draw:auto-grow-height="false" fo:min-height="17.67cm" fo:min-width="16.92cm" fo:padding-top="0.165cm" fo:padding-bottom="0.165cm" fo:padding-left="0.29cm" fo:padding-right="0.29cm"/>
    </style:style>
    <style:style style:name="gr16" style:family="graphic" style:parent-style-name="standard">
      <style:graphic-properties svg:stroke-width="0.081cm" draw:marker-start-width="0.321cm" draw:marker-end-width="0.321cm" draw:fill-color="#ffffff" draw:textarea-horizontal-align="justify" draw:textarea-vertical-align="middle" draw:auto-grow-height="false" fo:min-height="1.17cm" fo:min-width="3.795cm" fo:padding-top="0.165cm" fo:padding-bottom="0.165cm" fo:padding-left="0.29cm" fo:padding-right="0.29cm"/>
    </style:style>
    <style:style style:name="gr17" style:family="graphic" style:parent-style-name="standard">
      <style:graphic-properties draw:fill-color="#b4c7dc" draw:textarea-horizontal-align="justify" draw:textarea-vertical-align="middle" draw:auto-grow-height="false" fo:min-height="14.55cm" fo:min-width="15.2cm"/>
    </style:style>
    <style:style style:name="gr18" style:family="graphic" style:parent-style-name="standard">
      <style:graphic-properties draw:fill-color="#b2b2b2" draw:textarea-horizontal-align="justify" draw:textarea-vertical-align="middle" draw:auto-grow-height="false" fo:min-height="2.816cm" fo:min-width="15.2cm"/>
    </style:style>
    <style:style style:name="gr19" style:family="graphic" style:parent-style-name="standard">
      <style:graphic-properties svg:stroke-width="0.081cm" draw:marker-start-width="0.321cm" draw:marker-end-width="0.321cm" draw:fill-color="#ffffff" draw:textarea-horizontal-align="justify" draw:textarea-vertical-align="middle" draw:auto-grow-height="false" fo:min-height="4.77cm" fo:min-width="7.02cm" fo:padding-top="0.165cm" fo:padding-bottom="0.165cm" fo:padding-left="0.29cm" fo:padding-right="0.29cm"/>
    </style:style>
    <style:style style:name="gr20" style:family="graphic" style:parent-style-name="standard">
      <style:graphic-properties svg:stroke-width="0.081cm" draw:marker-start-width="0.321cm" draw:marker-end-width="0.321cm" draw:fill-color="#ffffff" draw:textarea-horizontal-align="justify" draw:textarea-vertical-align="middle" draw:auto-grow-height="false" fo:min-height="0.72cm" fo:min-width="3.22cm" fo:padding-top="0.165cm" fo:padding-bottom="0.165cm" fo:padding-left="0.29cm" fo:padding-right="0.29cm"/>
    </style:style>
    <style:style style:name="gr21" style:family="graphic" style:parent-style-name="standard">
      <style:graphic-properties draw:fill-color="#b4c7dc" draw:textarea-horizontal-align="justify" draw:textarea-vertical-align="middle" draw:auto-grow-height="false" fo:min-height="2.973cm" fo:min-width="6.318cm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eeeeee"/>
      <style:paragraph-properties fo:text-align="center"/>
    </style:style>
    <style:style style:name="P5" style:family="paragraph">
      <loext:graphic-properties draw:fill-color="#b4c7dc"/>
      <style:paragraph-properties fo:text-align="center"/>
    </style:style>
    <style:style style:name="P6" style:family="paragraph">
      <loext:graphic-properties draw:fill-color="#b2b2b2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7.7cm" svg:height="19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8.9cm" svg:height="8.2cm" svg:x="1.4cm" svg:y="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8.9cm" svg:height="9.41cm" svg:x="1.4cm" svg:y="1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" draw:id="id1" draw:layer="layout" svg:width="0.828cm" svg:height="0.378cm" svg:x="1.851cm" svg:y="3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6" draw:id="id6" draw:layer="layout" svg:width="0.828cm" svg:height="0.377cm" svg:x="1.851cm" svg:y="4.6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4" draw:id="id4" draw:layer="layout" svg:width="0.828cm" svg:height="0.376cm" svg:x="3.411cm" svg:y="5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" draw:id="id2" draw:layer="layout" svg:width="0.828cm" svg:height="0.378cm" svg:x="6.543cm" svg:y="6.7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7" draw:id="id7" draw:layer="layout" svg:width="0.828cm" svg:height="0.376cm" svg:x="1.851cm" svg:y="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3" draw:id="id3" draw:layer="layout" svg:width="0.828cm" svg:height="0.377cm" svg:x="4.97cm" svg:y="6.0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curve" svg:x1="2.679cm" svg:y1="3.879cm" svg:x2="6.957cm" svg:y2="6.742cm" draw:start-shape="id1" draw:start-glue-point="10" draw:end-shape="id2" draw:end-glue-point="4" svg:d="M2679 3879c2852 0 4278 954 4278 2863" svg:viewBox="0 0 4279 2864">
          <text:p/>
        </draw:connector>
        <draw:connector draw:style-name="gr7" draw:text-style-name="P3" draw:layer="layout" draw:type="curve" svg:x1="2.679cm" svg:y1="3.879cm" svg:x2="5.384cm" svg:y2="6.052cm" draw:start-shape="id1" draw:start-glue-point="10" draw:end-shape="id3" draw:end-glue-point="4" svg:d="M2679 3879c1804 0 2705 724 2705 2173" svg:viewBox="0 0 2706 2174">
          <text:p/>
        </draw:connector>
        <draw:connector draw:style-name="gr7" draw:text-style-name="P3" draw:layer="layout" draw:type="curve" svg:x1="2.679cm" svg:y1="3.879cm" svg:x2="3.825cm" svg:y2="5.362cm" draw:start-shape="id1" draw:start-glue-point="10" draw:end-shape="id4" draw:end-glue-point="4" svg:d="M2679 3879c764 0 1146 494 1146 1483" svg:viewBox="0 0 1147 1484">
          <text:p/>
        </draw:connector>
        <draw:custom-shape draw:style-name="gr4" draw:text-style-name="P2" xml:id="id5" draw:id="id5" draw:layer="layout" svg:width="0.828cm" svg:height="0.378cm" svg:x="1.851cm" svg:y="7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8" draw:id="id8" draw:layer="layout" svg:width="0.828cm" svg:height="0.376cm" svg:x="1.851cm" svg:y="8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curve" svg:x1="6.957cm" svg:y1="7.12cm" svg:x2="2.679cm" svg:y2="7.621cm" draw:start-shape="id2" draw:start-glue-point="8" draw:end-shape="id5" draw:end-glue-point="10" svg:d="M6957 7120c0 334-1426 501-4278 501" svg:viewBox="0 0 4279 502">
          <text:p/>
        </draw:connector>
        <draw:connector draw:style-name="gr7" draw:text-style-name="P3" draw:layer="layout" draw:type="curve" svg:x1="5.384cm" svg:y1="6.429cm" svg:x2="2.558cm" svg:y2="7.487cm" draw:start-shape="id3" draw:start-glue-point="8" draw:end-shape="id5" draw:end-glue-point="11" svg:d="M5384 6429c0 751-2826 223-2826 1058" svg:viewBox="0 0 2827 1059">
          <text:p/>
        </draw:connector>
        <draw:connector draw:style-name="gr7" draw:text-style-name="P3" draw:layer="layout" draw:type="curve" svg:x1="3.825cm" svg:y1="5.738cm" svg:x2="2.265cm" svg:y2="7.432cm" draw:start-shape="id4" draw:start-glue-point="8" draw:end-shape="id5" draw:end-glue-point="4" svg:d="M3825 5738c0 1270-1560 424-1560 1694" svg:viewBox="0 0 1561 1695">
          <text:p/>
        </draw:connector>
        <draw:connector draw:style-name="gr7" draw:text-style-name="P3" draw:layer="layout" draw:type="curve" svg:x1="2.265cm" svg:y1="5.048cm" svg:x2="2.265cm" svg:y2="7.432cm" draw:start-shape="id6" draw:start-glue-point="8" draw:end-shape="id5" draw:end-glue-point="4" svg:d="M2265 5048v2384" svg:viewBox="0 0 1 2385">
          <text:p/>
        </draw:connector>
        <draw:connector draw:style-name="gr7" draw:text-style-name="P3" draw:layer="layout" draw:type="curve" svg:x1="2.265cm" svg:y1="4.068cm" svg:x2="2.265cm" svg:y2="4.671cm" draw:start-shape="id1" draw:start-glue-point="8" draw:end-shape="id6" draw:end-glue-point="4" svg:d="M2265 4068v603" svg:viewBox="0 0 1 604">
          <text:p/>
        </draw:connector>
        <draw:connector draw:style-name="gr7" draw:text-style-name="P3" draw:layer="layout" draw:type="curve" svg:x1="2.265cm" svg:y1="3.076cm" svg:x2="2.265cm" svg:y2="3.69cm" draw:start-shape="id7" draw:start-glue-point="8" draw:end-shape="id1" draw:end-glue-point="4" svg:d="M2265 3076v614" svg:viewBox="0 0 1 615">
          <text:p/>
        </draw:connector>
        <draw:connector draw:style-name="gr7" draw:text-style-name="P3" draw:layer="layout" draw:type="curve" svg:x1="2.265cm" svg:y1="7.81cm" svg:x2="2.265cm" svg:y2="8.124cm" draw:start-shape="id5" draw:start-glue-point="8" draw:end-shape="id8" draw:end-glue-point="4" svg:d="M2265 7810v314" svg:viewBox="0 0 1 315">
          <text:p/>
        </draw:connector>
        <draw:custom-shape draw:style-name="gr8" draw:text-style-name="P2" draw:layer="layout" svg:width="2.141cm" svg:height="0.2cm" svg:x="2.977cm" svg:y="2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141cm" svg:height="0.2cm" svg:x="2.977cm" svg:y="3.6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141cm" svg:height="0.2cm" svg:x="2.977cm" svg:y="4.6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141cm" svg:height="0.2cm" svg:x="4.543cm" svg:y="5.3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141cm" svg:height="0.2cm" svg:x="2.977cm" svg:y="7.4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141cm" svg:height="0.2cm" svg:x="2.977cm" svg:y="8.1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4cm" svg:height="0.2cm" svg:x="6.098cm" svg:y="6.0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141cm" svg:height="0.2cm" svg:x="7.675cm" svg:y="6.74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.513cm" svg:y1="9.9cm" svg:x2="10.188cm" svg:y2="9.9cm">
          <text:p/>
        </draw:line>
        <draw:line draw:style-name="gr10" draw:text-style-name="P3" draw:layer="layout" svg:x1="10.55cm" svg:y1="1.5cm" svg:x2="10.55cm" svg:y2="19.5cm">
          <text:p/>
        </draw:line>
        <draw:custom-shape draw:style-name="gr11" draw:text-style-name="P4" draw:layer="layout" svg:width="1.992cm" svg:height="0.992cm" svg:x="7.258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1.993cm" svg:height="0.992cm" svg:x="2.1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1.993cm" svg:height="0.992cm" svg:x="4.679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1.406cm" svg:height="1.24cm" svg:x="4.344cm" svg:y="17.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1.404cm" svg:height="1.24cm" svg:x="6.338cm" svg:y="17.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1.406cm" svg:height="1.24cm" svg:x="8.33cm" svg:y="17.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17.5cm" svg:height="18cm" svg:x="10.8cm" svg:y="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4.375cm" svg:height="1.5cm" svg:x="19.55cm" svg:y="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4.375cm" svg:height="1.5cm" svg:x="15.175cm" svg:y="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4.375cm" svg:height="1.5cm" svg:x="23.925cm" svg:y="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15.7cm" svg:height="14.8cm" svg:x="11.7cm" svg:y="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6" draw:layer="layout" svg:width="15.7cm" svg:height="3.066cm" svg:x="11.7cm" svg:y="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7.6cm" svg:height="5.1cm" svg:x="2cm" svg:y="1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3.8cm" svg:height="1.05cm" svg:x="5.8cm" svg:y="1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5" draw:layer="layout" svg:width="6.818cm" svg:height="3.223cm" svg:x="2.391cm" svg:y="1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3" draw:layer="layout" svg:width="1.1cm" svg:height="1.1cm" svg:x="5.2cm" svg:y="10.56cm">
          <draw:image xlink:href="Pictures/100002010000010C0000010C45AF2731A76A6F25.png" xlink:type="simple" xlink:show="embed" xlink:actuate="onLoad" loext:mime-type="image/png">
            <text:p/>
          </draw:image>
        </draw:frame>
        <draw:frame draw:style-name="gr22" draw:text-style-name="P3" draw:layer="layout" svg:width="1.017cm" svg:height="0.754cm" svg:x="2.683cm" svg:y="10.73cm">
          <draw:image xlink:href="Pictures/100002010000019300000131E3BD2B048FD6EFA3.png" xlink:type="simple" xlink:show="embed" xlink:actuate="onLoad" loext:mime-type="image/png">
            <text:p/>
          </draw:image>
        </draw:frame>
        <draw:frame draw:style-name="gr22" draw:text-style-name="P3" draw:layer="layout" svg:width="0.848cm" svg:height="0.762cm" svg:x="7.9cm" svg:y="10.72cm">
          <draw:image xlink:href="Pictures/10000201000000C3000000B30C41BC1C4B8330EF.png" xlink:type="simple" xlink:show="embed" xlink:actuate="onLoad" loext:mime-type="image/png">
            <text:p/>
          </draw:image>
        </draw:frame>
        <draw:frame draw:style-name="gr22" draw:text-style-name="P3" draw:layer="layout" svg:width="1.237cm" svg:height="0.987cm" svg:x="4.504cm" svg:y="17.913cm">
          <draw:image xlink:href="Pictures/1000020100000138000000F9C7CCDE10E5AFA043.png" xlink:type="simple" xlink:show="embed" xlink:actuate="onLoad" loext:mime-type="image/png">
            <text:p/>
          </draw:image>
        </draw:frame>
        <draw:frame draw:style-name="gr22" draw:text-style-name="P3" draw:layer="layout" svg:width="1.352cm" svg:height="0.991cm" svg:x="6.348cm" svg:y="17.898cm">
          <draw:image xlink:href="Pictures/100002010000014D000000F42E09C887D21D9B86.png" xlink:type="simple" xlink:show="embed" xlink:actuate="onLoad" loext:mime-type="image/png">
            <text:p/>
          </draw:image>
        </draw:frame>
        <draw:frame draw:style-name="gr22" draw:text-style-name="P3" draw:layer="layout" svg:width="1.213cm" svg:height="0.969cm" svg:x="8.487cm" svg:y="17.897cm">
          <draw:image xlink:href="Pictures/1000020100000139000000FA5B0EC017AEEBD52C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6T16:47:06.832765709</meta:creation-date>
    <dc:date>2020-06-01T18:06:12.952237235</dc:date>
    <meta:editing-duration>PT1H54M52S</meta:editing-duration>
    <meta:editing-cycles>19</meta:editing-cycles>
    <meta:generator>LibreOffice/6.1.5.2$Linux_X86_64 LibreOffice_project/10$Build-2</meta:generator>
    <meta:document-statistic meta:object-count="52"/>
  </office:meta>
</office:document-meta>
</file>